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Bats" svg:font-family="StarBats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 style:list-style-name="L1"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pen Source Tools for GroupBuild</text:h>
      <text:p text:style-name="P2">This document lists key open-source platforms that could support GroupBuild’s identity, communication, voting, and civic coordination layers. Each entry includes a description, official links, and any known costs.</text:p>
      <text:p text:style-name="P2"/>
      <text:list xml:id="list7243385064169305953" text:style-name="L1">
        <text:list-item>
          <text:p text:style-name="P3"><text:span text:style-name="T1">Matrix + Element</text:span>: Federated, end-to-end encrypted messaging protocol and client. Excellent for secure and decentralized civic coordination.</text:p>
          <text:p text:style-name="P1"><text:span text:style-name="T3">Links: </text:span><text:a xlink:type="simple" xlink:href="https://matrix.org/" text:style-name="Internet_20_link" text:visited-style-name="Visited_20_Internet_20_Link"><text:span text:style-name="T3">https://matrix.org</text:span></text:a><text:span text:style-name="T3"> <text:s/>/ </text:span><text:a xlink:type="simple" xlink:href="https://element.io/" text:style-name="Internet_20_link" text:visited-style-name="Visited_20_Internet_20_Link"><text:span text:style-name="T3">https://element.io</text:span></text:a><text:span text:style-name="T3"> </text:span></text:p>
          <text:p text:style-name="P3">Cost: Free (self-hosted); paid hosting from ~$2/user/mo</text:p>
        </text:list-item>
      </text:list>
      <text:p text:style-name="P2"/>
      <text:list xml:id="list34462114" text:continue-numbering="true" text:style-name="L1">
        <text:list-item>
          <text:p text:style-name="P3"><text:span text:style-name="T1">Revolt</text:span>: Self-hostable Discord-style chat platform. Ideal for onboarding users quickly with a familiar UX.</text:p>
          <text:p text:style-name="P1"><text:span text:style-name="T3">Links: </text:span><text:a xlink:type="simple" xlink:href="https://revolt.chat/" text:style-name="Internet_20_link" text:visited-style-name="Visited_20_Internet_20_Link"><text:span text:style-name="T3">https://revolt.chat</text:span></text:a><text:span text:style-name="T3"> <text:s/>/ </text:span><text:a xlink:type="simple" xlink:href="https://github.com/revoltchat" text:style-name="Internet_20_link" text:visited-style-name="Visited_20_Internet_20_Link"><text:span text:style-name="T3">https://github.com/revoltchat</text:span></text:a><text:span text:style-name="T3"> </text:span></text:p>
          <text:p text:style-name="P3">Cost: Free (open-source)</text:p>
        </text:list-item>
      </text:list>
      <text:p text:style-name="P2"/>
      <text:list xml:id="list34460630" text:continue-numbering="true" text:style-name="L1">
        <text:list-item>
          <text:p text:style-name="P3"><text:span text:style-name="T1">Rocket.Chat</text:span>: Slack-like messaging platform with strong user management and API extensibility.</text:p>
          <text:p text:style-name="P1"><text:span text:style-name="T3">Links: </text:span><text:a xlink:type="simple" xlink:href="https://rocket.chat/" text:style-name="Internet_20_link" text:visited-style-name="Visited_20_Internet_20_Link"><text:span text:style-name="T3">https://rocket.chat</text:span></text:a><text:span text:style-name="T3"> </text:span></text:p>
          <text:p text:style-name="P3">Cost: Free (self-hosted); paid cloud from $2/user/mo</text:p>
        </text:list-item>
      </text:list>
      <text:p text:style-name="P2"/>
      <text:list xml:id="list34462740" text:continue-numbering="true" text:style-name="L1">
        <text:list-item>
          <text:p text:style-name="P3"><text:span text:style-name="T1">Mastodon (ActivityPub)</text:span>: Federated social media platform supporting ActivityPub protocol.</text:p>
          <text:p text:style-name="P1"><text:span text:style-name="T3">Links: </text:span><text:a xlink:type="simple" xlink:href="https://joinmastodon.org/" text:style-name="Internet_20_link" text:visited-style-name="Visited_20_Internet_20_Link"><text:span text:style-name="T3">https://joinmastodon.org</text:span></text:a><text:span text:style-name="T3"> <text:s/>/ </text:span><text:a xlink:type="simple" xlink:href="https://github.com/mastodon/mastodon" text:style-name="Internet_20_link" text:visited-style-name="Visited_20_Internet_20_Link"><text:span text:style-name="T3">https://github.com/mastodon/mastodon</text:span></text:a><text:span text:style-name="T3"> </text:span></text:p>
          <text:p text:style-name="P3">Cost: Free (open-source)</text:p>
        </text:list-item>
      </text:list>
      <text:p text:style-name="P2"/>
      <text:list xml:id="list34480057" text:continue-numbering="true" text:style-name="L1">
        <text:list-item>
          <text:p text:style-name="P3"><text:span text:style-name="T1">Loomio</text:span>: Deliberation and decision-making tool designed for democratic groups.</text:p>
          <text:p text:style-name="P1"><text:span text:style-name="T3">Links: </text:span><text:a xlink:type="simple" xlink:href="https://www.loomio.org/" text:style-name="Internet_20_link" text:visited-style-name="Visited_20_Internet_20_Link"><text:span text:style-name="T3">https://www.loomio.org</text:span></text:a><text:span text:style-name="T3"> <text:s/>/ </text:span><text:a xlink:type="simple" xlink:href="https://github.com/loomio/loomio" text:style-name="Internet_20_link" text:visited-style-name="Visited_20_Internet_20_Link"><text:span text:style-name="T3">https://github.com/loomio/loomio</text:span></text:a><text:span text:style-name="T3"> </text:span></text:p>
          <text:p text:style-name="P3">Cost: Free (self-hosted); hosted starts at $19/month</text:p>
        </text:list-item>
      </text:list>
      <text:p text:style-name="P2"/>
      <text:list xml:id="list34487521" text:continue-numbering="true" text:style-name="L1">
        <text:list-item>
          <text:p text:style-name="P3"><text:span text:style-name="T1">Decidim</text:span>: Participatory democracy platform with proposals, budgeting, and voting.</text:p>
          <text:p text:style-name="P1"><text:span text:style-name="T3">Links: </text:span><text:a xlink:type="simple" xlink:href="https://decidim.org/" text:style-name="Internet_20_link" text:visited-style-name="Visited_20_Internet_20_Link"><text:span text:style-name="T3">https://decidim.org</text:span></text:a><text:span text:style-name="T3"> <text:s/>/ </text:span><text:a xlink:type="simple" xlink:href="https://github.com/decidim/decidim" text:style-name="Internet_20_link" text:visited-style-name="Visited_20_Internet_20_Link"><text:span text:style-name="T3">https://github.com/decidim/decidim</text:span></text:a><text:span text:style-name="T3"> </text:span></text:p>
          <text:p text:style-name="P3">Cost: Free (open-source)</text:p>
        </text:list-item>
      </text:list>
      <text:p text:style-name="P2"/>
      <text:list xml:id="list34469266" text:continue-numbering="true" text:style-name="L1">
        <text:list-item>
          <text:p text:style-name="P3"><text:span text:style-name="T1">Nextcloud</text:span>: Private file storage and sharing with plugin support.</text:p>
          <text:p text:style-name="P1"><text:span text:style-name="T3">Links: </text:span><text:a xlink:type="simple" xlink:href="https://nextcloud.com/" text:style-name="Internet_20_link" text:visited-style-name="Visited_20_Internet_20_Link"><text:span text:style-name="T3">https://nextcloud.com</text:span></text:a><text:span text:style-name="T3"> </text:span></text:p>
          <text:p text:style-name="P3">Cost: Free (self-hosted); enterprise plans available</text:p>
        </text:list-item>
      </text:list>
      <text:p text:style-name="P2"/>
      <text:list xml:id="list34472369" text:continue-numbering="true" text:style-name="L1">
        <text:list-item>
          <text:p text:style-name="P3"><text:span text:style-name="T1">Jitsi Meet</text:span>: Secure, open-source video conferencing.</text:p>
          <text:p text:style-name="P1"><text:span text:style-name="T3">Links: </text:span><text:a xlink:type="simple" xlink:href="https://jitsi.org/" text:style-name="Internet_20_link" text:visited-style-name="Visited_20_Internet_20_Link"><text:span text:style-name="T3">https://jitsi.org</text:span></text:a><text:span text:style-name="T3"> </text:span></text:p>
          <text:p text:style-name="P3">Cost: Free (self-hosted); hosting varies</text:p>
        </text:list-item>
      </text:list>
      <text:p text:style-name="P2"/>
      <text:list xml:id="list34457261" text:continue-numbering="true" text:style-name="L1">
        <text:list-item>
          <text:p text:style-name="P3"><text:span text:style-name="T1">Keycloak</text:span>: Identity and access management for single sign-on and role assignment.</text:p>
          <text:p text:style-name="P1"><text:span text:style-name="T3">Links: </text:span><text:a xlink:type="simple" xlink:href="https://www.keycloak.org/" text:style-name="Internet_20_link" text:visited-style-name="Visited_20_Internet_20_Link"><text:span text:style-name="T3">https://www.keycloak.org</text:span></text:a><text:span text:style-name="T3"> </text:span></text:p>
          <text:p text:style-name="P3">Cost: Free (open-source)</text:p>
        </text:list-item>
      </text:list>
      <text:p text:style-name="P2"/>
      <text:list xml:id="list34461661" text:continue-numbering="true" text:style-name="L1">
        <text:list-item>
          <text:p text:style-name="P3"><text:span text:style-name="T1">Framasoft Tools</text:span>: Suite of collaboration tools (pads, polls, forums).</text:p>
          <text:p text:style-name="P1"><text:span text:style-name="T3">Links: </text:span><text:a xlink:type="simple" xlink:href="https://framasoft.org/en/" text:style-name="Internet_20_link" text:visited-style-name="Visited_20_Internet_20_Link"><text:span text:style-name="T3">https://framasoft.org/en/</text:span></text:a><text:span text:style-name="T3"> </text:span></text:p>
          <text:p text:style-name="P3">Cost: Free (community-supported)</text:p>
        </text:list-item>
      </text:list>
      <text:p text:style-name="P2"/>
      <text:list xml:id="list34467666" text:continue-numbering="true" text:style-name="L1">
        <text:list-item>
          <text:p text:style-name="P3"><text:span text:style-name="T1">OpenMined</text:span>: Privacy-preserving federated learning infrastructure.</text:p>
          <text:p text:style-name="P1"><text:span text:style-name="T3">Links: </text:span><text:a xlink:type="simple" xlink:href="https://www.openmined.org/" text:style-name="Internet_20_link" text:visited-style-name="Visited_20_Internet_20_Link"><text:span text:style-name="T3">https://www.openmined.org</text:span></text:a><text:span text:style-name="T3"> </text:span></text:p>
          <text:p text:style-name="P3">Cost: Free (open-source)</text:p>
        </text:list-item>
      </text:list>
      <text:p text:style-name="P2"/>
      <text:list xml:id="list34456986" text:continue-numbering="true" text:style-name="L1">
        <text:list-item>
          <text:p text:style-name="P3"><text:span text:style-name="T1">BigBlueButton</text:span>: Web conferencing for online collaboration.</text:p>
          <text:p text:style-name="P1"><text:span text:style-name="T3">Links: </text:span><text:a xlink:type="simple" xlink:href="https://bigbluebutton.org/" text:style-name="Internet_20_link" text:visited-style-name="Visited_20_Internet_20_Link"><text:span text:style-name="T3">https://bigbluebutton.org</text:span></text:a><text:span text:style-name="T3"> </text:span></text:p>
          <text:p text:style-name="P3">Cost: Free (self-hosted); commercial hosting vari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Bats" svg:font-family="StarBats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meta:document-statistic meta:table-count="0" meta:image-count="0" meta:object-count="0" meta:page-count="1" meta:paragraph-count="38" meta:word-count="274" meta:character-count="2224"/>
    <dc:date>2025-07-01T14:20:43.44</dc:date>
    <dc:creator>Rick Ballard</dc:creator>
  </office:meta>
</office:document-meta>
</file>